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102000000C1BAB4F46CBD03C8AE.png" manifest:media-type="image/png"/>
  <manifest:file-entry manifest:full-path="Pictures/10001A900000166D000010C7668920C3477D909C.svg" manifest:media-type="image/svg+xml"/>
  <manifest:file-entry manifest:full-path="Pictures/100019110000166D000010C763270DDB671496A2.svg" manifest:media-type="image/svg+xml"/>
  <manifest:file-entry manifest:full-path="Pictures/1000020100000102000000C1397AD360EF92619C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020100000102000000C10655393FCBACBEF0.png" manifest:media-type="image/png"/>
  <manifest:file-entry manifest:full-path="Pictures/1000020100000102000000C16BF19118DD2DD1B8.png" manifest:media-type="image/png"/>
  <manifest:file-entry manifest:full-path="Pictures/1000020100000102000000C14D78C7910DAF31E4.png" manifest:media-type="image/png"/>
  <manifest:file-entry manifest:full-path="Pictures/100040760000166D000010C7120BF5CB35BD9A33.svg" manifest:media-type="image/svg+xml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7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127cm" svg:height="1.417cm" svg:x="9.094cm" svg:y="11.0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2" draw:text-style-name="P1" draw:layer="layout" svg:width="4.63cm" svg:height="3.464cm" svg:x="7.359cm" svg:y="6.4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1" draw:text-style-name="P1" draw:layer="layout" svg:width="0.883cm" svg:height="0.837cm" svg:x="9.258cm" svg:y="8.21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1" draw:text-style-name="P1" draw:layer="layout" svg:width="0.947cm" svg:height="0.66cm" svg:x="10.459cm" svg:y="7.31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2" draw:text-style-name="P1" draw:layer="layout" svg:width="4.63cm" svg:height="3.464cm" svg:x="5.003cm" svg:y="2.27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20100000102000000C10655393FCBACBEF0.png" xlink:type="simple" xlink:show="embed" xlink:actuate="onLoad" draw:mime-type="image/png"/>
          </draw:frame>
          <draw:frame draw:style-name="gr1" draw:text-style-name="P1" draw:layer="layout" svg:width="1.389cm" svg:height="1.247cm" svg:x="6.7cm" svg:y="3.99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1" draw:text-style-name="P1" draw:layer="layout" svg:width="0.917cm" svg:height="1.247cm" svg:x="8.103cm" svg:y="3.158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connector draw:style-name="gr3" draw:text-style-name="P3" draw:layer="layout" draw:type="line" svg:x1="9.674cm" svg:y1="9.888cm" svg:x2="9.657cm" svg:y2="11.094cm" draw:start-shape="id1" draw:start-glue-point="2" draw:end-shape="id2" draw:end-glue-point="0" svg:d="M9674 9888l-17 1206" svg:viewBox="0 0 18 1207">
          <text:p text:style-name="P2"><text:span text:style-name="T1">~ <text:s text:c="5"/></text:span></text:p>
        </draw:connector>
        <draw:connector draw:style-name="gr3" draw:text-style-name="P3" draw:layer="layout" draw:type="line" svg:x1="7.318cm" svg:y1="5.734cm" svg:x2="9.702cm" svg:y2="7.949cm" draw:start-shape="id3" draw:start-glue-point="2" draw:end-shape="id1" draw:end-glue-point="4" svg:d="M7318 5734l2384 2215" svg:viewBox="0 0 2385 2216">
          <text:p text:style-name="P2"><text:span text:style-name="T1">~ <text:s text:c="3"/></text:span></text:p>
        </draw:connector>
        <draw:connector draw:style-name="gr3" draw:text-style-name="P3" draw:layer="layout" draw:type="line" svg:x1="12.43cm" svg:y1="5.634cm" svg:x2="10.845cm" svg:y2="7.06cm" draw:end-shape="id1" draw:end-glue-point="5" svg:d="M12430 5634l-1585 1426" svg:viewBox="0 0 1586 1427">
          <text:p text:style-name="P2"><text:span text:style-name="T1">~ <text:s text:c="3"/></text:span></text:p>
        </draw:connector>
        <draw:frame draw:style-name="gr1" draw:text-style-name="P1" draw:layer="layout" svg:width="1.999cm" svg:height="0.999cm" svg:x="6.978cm" svg:y="2.9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3" draw:text-style-name="P3" draw:layer="layout" draw:type="line" svg:x1="11.155cm" svg:y1="21.257cm" svg:x2="11.155cm" svg:y2="23.234cm" svg:d="M11155 21257v1977" svg:viewBox="0 0 1 1978">
          <text:p text:style-name="P2"><text:span text:style-name="T1">~ <text:s text:c="3"/></text:span></text:p>
        </draw:connector>
        <draw:connector draw:style-name="gr3" draw:text-style-name="P3" draw:layer="layout" draw:type="line" svg:x1="12.571cm" svg:y1="21.221cm" svg:x2="12.571cm" svg:y2="23.205cm" svg:d="M12571 21221v1984" svg:viewBox="0 0 1 1985">
          <text:p text:style-name="P2"><text:span text:style-name="T1">= <text:s text:c="4"/></text:span></text:p>
        </draw:connector>
        <draw:frame draw:style-name="gr1" draw:text-style-name="P1" draw:layer="layout" svg:width="0.883cm" svg:height="0.837cm" svg:x="14.208cm" svg:y="24.4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g>
          <draw:glue-point draw:id="4" svg:x="1.159cm" svg:y="-3.065cm" draw:escape-direction="up"/>
          <draw:glue-point draw:id="5" svg:x="3.611cm" svg:y="1.81cm" draw:escape-direction="up"/>
          <draw:frame draw:style-name="gr2" draw:text-style-name="P1" draw:layer="layout" svg:width="4.63cm" svg:height="3.464cm" svg:x="14.887cm" svg:y="7.551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20100000102000000C14D78C7910DAF31E4.png" xlink:type="simple" xlink:show="embed" xlink:actuate="onLoad" draw:mime-type="image/png"/>
          </draw:frame>
          <draw:frame draw:style-name="gr1" draw:text-style-name="P1" draw:layer="layout" svg:width="0.977cm" svg:height="1.253cm" svg:x="17.143cm" svg:y="7.936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1" draw:text-style-name="P1" draw:layer="layout" svg:width="0.812cm" svg:height="1.253cm" svg:x="18.444cm" svg:y="9.73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2" draw:text-style-name="P1" draw:layer="layout" svg:width="4.63cm" svg:height="3.464cm" svg:x="14.847cm" svg:y="14.982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20100000102000000C1397AD360EF92619C.png" xlink:type="simple" xlink:show="embed" xlink:actuate="onLoad" draw:mime-type="image/png"/>
          </draw:frame>
          <draw:frame draw:style-name="gr1" draw:text-style-name="P1" draw:layer="layout" svg:width="5.006cm" svg:height="1.424cm" svg:x="14.765cm" svg:y="15.408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2" draw:text-style-name="P1" draw:layer="layout" svg:width="4.63cm" svg:height="3.464cm" svg:x="14.814cm" svg:y="11.199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20100000102000000C16BF19118DD2DD1B8.png" xlink:type="simple" xlink:show="embed" xlink:actuate="onLoad" draw:mime-type="image/png"/>
            </draw:frame>
            <draw:frame draw:style-name="gr1" draw:text-style-name="P1" draw:layer="layout" svg:width="0.9cm" svg:height="0.9cm" svg:x="17.353cm" svg:y="12.042c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draw:g>
        </draw:g>
        <draw:frame draw:style-name="gr4" draw:text-style-name="P4" draw:layer="layout" svg:width="8.224cm" svg:height="1.28cm" svg:x="11.453cm" svg:y="19.789cm">
          <draw:text-box>
            <text:p><text:span text:style-name="T2">Connectors &amp; Misc</text:span></text:p>
          </draw:text-box>
        </draw:frame>
        <draw:frame draw:style-name="gr1" draw:text-style-name="P1" draw:layer="layout" svg:width="1.127cm" svg:height="1.417cm" svg:x="10.525cm" svg:y="24.0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1" draw:layer="layout" svg:width="1.604cm" svg:height="1.445cm" svg:x="12.126cm" svg:y="24.00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1" draw:layer="layout" svg:width="0.947cm" svg:height="0.659cm" svg:x="15.709cm" svg:y="24.41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5" draw:layer="layout" svg:width="0.98cm" svg:height="1.195cm" svg:x="19.55cm" svg:y="21.201cm">
          <draw:text-box>
            <text:p><text:span text:style-name="T3">=</text:span></text:p>
          </draw:text-box>
        </draw:frame>
        <draw:frame draw:style-name="gr6" draw:text-style-name="P5" draw:layer="layout" svg:width="0.959cm" svg:height="1.195cm" svg:x="19.551cm" svg:y="22.102cm">
          <draw:text-box>
            <text:p><text:span text:style-name="T3">~</text:span></text:p>
          </draw:text-box>
        </draw:frame>
        <draw:line draw:style-name="gr7" draw:text-style-name="P1" draw:layer="layout" svg:x1="19.058cm" svg:y1="21.283cm" svg:x2="19.056cm" svg:y2="23.188cm">
          <text:p/>
        </draw:line>
        <draw:frame draw:style-name="gr8" draw:text-style-name="P6" draw:layer="layout" svg:width="5.286cm" svg:height="1.916cm" svg:x="13.307cm" svg:y="21.183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g>
          <draw:glue-point draw:id="4" svg:x="-1.034cm" svg:y="-3.166cm" draw:escape-direction="up"/>
          <draw:glue-point draw:id="5" svg:x="1.982cm" svg:y="-3.166cm" draw:escape-direction="up"/>
          <draw:frame draw:style-name="gr2" draw:text-style-name="P1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1" draw:text-style-name="P1" draw:layer="layout" svg:width="2.127cm" svg:height="1.283cm" svg:x="-7.809cm" svg:y="9.148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2" draw:text-style-name="P1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1" draw:text-style-name="P1" draw:layer="layout" svg:width="2.127cm" svg:height="1.283cm" svg:x="-7.809cm" svg:y="9.14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2" draw:text-style-name="P1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1" draw:text-style-name="P1" draw:layer="layout" svg:width="2.127cm" svg:height="1.283cm" svg:x="-7.809cm" svg:y="9.14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2" draw:text-style-name="P1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20100000102000000C1BAB4F46CBD03C8AE.png" xlink:type="simple" xlink:show="embed" xlink:actuate="onLoad" draw:mime-type="image/png"/>
          </draw:frame>
          <draw:frame draw:style-name="gr1" draw:text-style-name="P1" draw:layer="layout" svg:width="2.127cm" svg:height="1.283cm" svg:x="-7.809cm" svg:y="9.148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frame draw:style-name="gr2" draw:text-style-name="P1" draw:layer="layout" svg:width="4.63cm" svg:height="3.464cm" svg:x="-9.351cm" svg:y="8.48cm">
          <draw:image xlink:href="Pictures/10001A900000166D000010C7668920C3477D909C.svg" xlink:type="simple" xlink:show="embed" xlink:actuate="onLoad" draw:mime-type="image/svg+xml">
            <text:p/>
          </draw:image>
          <draw:image xlink:href="Pictures/1000020100000102000000C1BAB4F46CBD03C8AE.png" xlink:type="simple" xlink:show="embed" xlink:actuate="onLoad" draw:mime-type="image/png"/>
        </draw:frame>
        <draw:frame draw:style-name="gr1" draw:text-style-name="P1" draw:layer="layout" svg:width="2.127cm" svg:height="1.283cm" svg:x="-7.809cm" svg:y="9.14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0-08T12:26:58.527021945</meta:creation-date>
    <meta:editing-duration>PT1H51M49S</meta:editing-duration>
    <meta:editing-cycles>2</meta:editing-cycles>
    <meta:generator>LibreOffice/7.0.1.2$MacOSX_X86_64 LibreOffice_project/7cbcfc562f6eb6708b5ff7d7397325de9e764452</meta:generator>
    <dc:date>2020-10-08T14:26:58.761275140</dc:date>
    <meta:document-statistic meta:object-count="49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1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12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16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17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18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9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2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/content.xml><?xml version="1.0" encoding="utf-8"?>
<math xmlns="http://www.w3.org/1998/Math/MathML">
  <semantics>
    <mrow>
      <mi>M</mi>
    </mrow>
    <annotation encoding="StarMath 5.0">M</annotation>
  </semantics>
</math>
</file>

<file path=Object 5/content.xml><?xml version="1.0" encoding="utf-8"?>
<math xmlns="http://www.w3.org/1998/Math/MathML">
  <semantics>
    <mrow>
      <mi>S</mi>
    </mrow>
    <annotation encoding="StarMath 5.0">S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8/content.xml><?xml version="1.0" encoding="utf-8"?>
<math xmlns="http://www.w3.org/1998/Math/MathML">
  <semantics>
    <mrow>
      <mi>p</mi>
    </mrow>
    <annotation encoding="StarMath 5.0">p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